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5" style:family="table">
      <style:table-properties style:width="8.3in" fo:margin-top="0in" fo:margin-bottom="0in" table:align="margins" style:writing-mode="lr-tb"/>
    </style:style>
    <style:style style:name="Table5.A" style:family="table-column">
      <style:table-column-properties style:column-width="1.3833in" style:rel-column-width="10923*"/>
    </style:style>
    <style:style style:name="Table5.B" style:family="table-column">
      <style:table-column-properties style:column-width="1.3826in" style:rel-column-width="10917*"/>
    </style:style>
    <style:style style:name="Table5.C" style:family="table-column">
      <style:table-column-properties style:column-width="1.384in" style:rel-column-width="10930*"/>
    </style:style>
    <style:style style:name="Table5.F" style:family="table-column">
      <style:table-column-properties style:column-width="1.3833in" style:rel-column-width="1092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5.B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C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D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E1" style:family="table-cell">
      <style:table-cell-properties fo:background-color="#000000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5.F1" style:family="table-cell">
      <style:table-cell-properties fo:padding="0.0382in" fo:border="0.1pt solid #000000" style:writing-mode="lr-tb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3ea0ad" officeooo:paragraph-rsid="00426540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4786ac" officeooo:paragraph-rsid="00426540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4786ac" officeooo:paragraph-rsid="0043fef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440dbd" officeooo:paragraph-rsid="00426540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DejaVu Sans Condensed1" officeooo:paragraph-rsid="00426540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1" officeooo:paragraph-rsid="0044ec37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ejaVu Sans Condensed1" officeooo:paragraph-rsid="00444bc4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DejaVu Sans Condensed1" officeooo:paragraph-rsid="00426540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DejaVu Sans Condensed1" officeooo:paragraph-rsid="00444bc4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440dbd" officeooo:paragraph-rsid="00444bc4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440dbd" officeooo:paragraph-rsid="00426540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440dbd" officeooo:paragraph-rsid="00426540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DejaVu Sans Condensed1" fo:font-weight="normal" officeooo:rsid="004786ac" officeooo:paragraph-rsid="00426540" style:font-weight-asian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DejaVu Sans Condensed1" fo:font-weight="normal" officeooo:paragraph-rsid="00426540" style:font-weight-asian="normal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DejaVu Sans Condensed1" fo:font-weight="normal" officeooo:rsid="004ee283" officeooo:paragraph-rsid="004ee28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paragraph-rsid="00538643"/>
    </style:style>
    <style:style style:name="P17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paragraph-rsid="00538643"/>
    </style:style>
    <style:style style:name="P18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DejaVu Sans Condensed" fo:font-weight="bold" officeooo:paragraph-rsid="00538643" style:font-weight-asian="bold" style:font-weight-complex="bold"/>
    </style:style>
    <style:style style:name="T1" style:family="text">
      <style:text-properties officeooo:rsid="004786ac"/>
    </style:style>
    <style:style style:name="T2" style:family="text">
      <style:text-properties officeooo:rsid="0045b44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5b447" style:font-weight-asian="bold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440dbd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45b447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22f80e" style:font-size-asian="12pt" style:font-weight-asian="bold" style:font-size-complex="12pt" style:font-weight-complex="bold"/>
    </style:style>
    <style:style style:name="T9" style:family="text">
      <style:text-properties fo:font-size="12pt" fo:font-weight="normal" officeooo:rsid="00440dbd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4786ac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45b447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43fefd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453d81" style:font-size-asian="12pt" style:font-weight-asian="normal" style:font-size-complex="12pt" style:font-weight-complex="normal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022f80e" style:font-size-asian="12pt" style:font-size-complex="12pt"/>
    </style:style>
    <style:style style:name="T16" style:family="text">
      <style:text-properties fo:font-size="12pt" officeooo:rsid="002374f9" style:font-size-asian="12pt" style:font-size-complex="12pt"/>
    </style:style>
    <style:style style:name="T17" style:family="text">
      <style:text-properties fo:font-size="12pt" officeooo:rsid="004fb8fe" style:font-size-asian="12pt" style:font-size-complex="12pt"/>
    </style:style>
    <style:style style:name="T18" style:family="text">
      <style:text-properties style:text-line-through-style="solid" style:text-line-through-type="single"/>
    </style:style>
    <style:style style:name="T19" style:family="text">
      <style:text-properties style:text-line-through-style="solid" style:text-line-through-type="single" fo:font-size="12pt" fo:font-weight="normal" officeooo:rsid="00440dbd" style:font-size-asian="12pt" style:font-weight-asian="normal" style:font-size-complex="12pt" style:font-weight-complex="normal"/>
    </style:style>
    <style:style style:name="T20" style:family="text">
      <style:text-properties style:text-line-through-style="solid" style:text-line-through-type="single" fo:font-size="12pt" fo:font-weight="normal" officeooo:rsid="0045b447" style:font-size-asian="12pt" style:font-weight-asian="normal" style:font-size-complex="12pt" style:font-weight-complex="normal"/>
    </style:style>
    <style:style style:name="T21" style:family="text">
      <style:text-properties style:text-line-through-style="solid" style:text-line-through-type="single" fo:font-size="12pt" style:font-size-asian="12pt" style:font-size-complex="12pt"/>
    </style:style>
    <style:style style:name="T22" style:family="text">
      <style:text-properties style:text-line-through-style="solid" style:text-line-through-type="single" fo:font-size="12pt" officeooo:rsid="0022f80e" style:font-size-asian="12pt" style:font-size-complex="12pt"/>
    </style:style>
    <style:style style:name="T23" style:family="text">
      <style:text-properties fo:font-weight="normal" style:font-weight-asian="normal" style:font-name-complex="DejaVu Sans Condensed2" style:font-weight-complex="normal"/>
    </style:style>
    <style:style style:name="T24" style:family="text">
      <style:text-properties style:font-name="DejaVu Sans Condensed1" fo:font-size="12pt" fo:font-weight="bold" officeooo:rsid="00264d9d" style:font-size-asian="12pt" style:font-weight-asian="bold" style:font-size-complex="12pt" style:font-weight-complex="bold"/>
    </style:style>
    <style:style style:name="T25" style:family="text">
      <style:text-properties style:font-name="DejaVu Sans Condensed1" fo:font-size="12pt" fo:font-weight="bold" officeooo:rsid="00511efa" style:font-size-asian="12pt" style:font-weight-asian="bold" style:font-size-complex="12pt" style:font-weight-complex="bold"/>
    </style:style>
    <style:style style:name="T26" style:family="text">
      <style:text-properties style:font-name="DejaVu Sans Condensed1" fo:font-size="12pt" fo:font-weight="bold" officeooo:rsid="0043db0f" style:font-size-asian="12pt" style:font-weight-asian="bold" style:font-size-complex="12pt" style:font-weight-complex="bold"/>
    </style:style>
    <style:style style:name="T27" style:family="text">
      <style:text-properties style:font-name="DejaVu Sans Condensed1" fo:font-size="12pt" fo:font-weight="bold" officeooo:rsid="001bf317" style:font-size-asian="12pt" style:font-weight-asian="bold" style:font-size-complex="12pt" style:font-weight-complex="bold"/>
    </style:style>
    <style:style style:name="T28" style:family="text">
      <style:text-properties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29" style:family="text">
      <style:text-properties style:font-name="DejaVu Sans Condensed1" fo:font-size="12pt" fo:font-weight="bold" officeooo:rsid="0051e390" style:font-size-asian="12pt" style:font-weight-asian="bold" style:font-size-complex="12pt" style:font-weight-complex="bold"/>
    </style:style>
    <style:style style:name="T30" style:family="text">
      <style:text-properties style:font-name="DejaVu Sans Condensed1" fo:font-size="12pt" fo:font-weight="bold" officeooo:rsid="003c2335" style:font-size-asian="12pt" style:font-weight-asian="bold" style:font-size-complex="12pt" style:font-weight-complex="bold"/>
    </style:style>
    <style:style style:name="T31" style:family="text">
      <style:text-properties style:font-name="DejaVu Sans Condensed"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B"/>
        <table:table-column table:style-name="Table5.F"/>
        <table:table-row table:style-name="Table5.1">
          <table:table-cell table:style-name="Table5.A1" office:value-type="string">
            <text:p text:style-name="P17"><text:span text:style-name="T30">1</text:span><text:span text:style-name="T31">xx - Controls</text:span></text:p>
          </table:table-cell>
          <table:table-cell table:style-name="Table5.B1" office:value-type="string">
            <text:p text:style-name="P18">2xx - Ground</text:p>
          </table:table-cell>
          <table:table-cell table:style-name="Table5.C1" office:value-type="string">
            <text:p text:style-name="P18">3xx - Flight</text:p>
          </table:table-cell>
          <table:table-cell table:style-name="Table5.D1" office:value-type="string">
            <text:p text:style-name="P18">4xx - A2A</text:p>
          </table:table-cell>
          <table:table-cell table:style-name="Table5.E1" office:value-type="string">
            <text:p text:style-name="P18">5xx - A2G</text:p>
          </table:table-cell>
          <table:table-cell table:style-name="Table5.F1" office:value-type="string">
            <text:p text:style-name="P18">6xx - Misc</text:p>
          </table:table-cell>
        </table:table-row>
      </table:table>
      <text:p text:style-name="P16"><text:span text:style-name="T25">5</text:span><text:span text:style-name="T29">0</text:span><text:span text:style-name="T26">1</text:span><text:span text:style-name="T24"> - </text:span><text:span text:style-name="T27">A/G</text:span><text:span text:style-name="T28"> - </text:span><text:span text:style-name="T26">Stores List</text:span></text:p>
      <text:p text:style-name="P1"/>
      <text:p text:style-name="P4">Bombs:</text:p>
      <text:list text:style-name="L1">
        <text:list-item>
          <text:p text:style-name="P5"><text:span text:style-name="T6">BetAB-500</text:span><text:span text:style-name="T19"><text:tab/><text:tab/><text:tab/><text:tab/></text:span><text:span text:style-name="T9">Concrete piercing bomb, </text:span><text:span text:style-name="T10">low-drag (no parachute or rocket)</text:span></text:p>
        </text:list-item>
        <text:list-item>
          <text:p text:style-name="P10"><text:span text:style-name="T3">BetAB-500ShP</text:span><text:span text:style-name="T18"><text:tab/><text:tab/><text:tab/></text:span>Concrete piercing bomb, <text:span text:style-name="T1">high-drag (parachute and rocket)</text:span></text:p>
          <text:list>
            <text:list-item>
              <text:p text:style-name="P6"><text:span text:style-name="T13">D</text:span><text:span text:style-name="T9">rop </text:span><text:span text:style-name="T23">BetAB-500ShP </text:span><text:span text:style-name="T9">between 150-1000 m</text:span></text:p>
            </text:list-item>
          </text:list>
        </text:list-item>
        <text:list-item>
          <text:p text:style-name="P11"><text:span text:style-name="T3">FAB-250</text:span><text:span text:style-name="T18"><text:tab/><text:tab/><text:tab/><text:tab/></text:span>GP HE bomb</text:p>
        </text:list-item>
        <text:list-item>
          <text:p text:style-name="P11"><text:span text:style-name="T3">FAB-500 M62</text:span><text:span text:style-name="T18"><text:tab/><text:tab/><text:tab/></text:span>GP HE bomb</text:p>
        </text:list-item>
        <text:list-item>
          <text:p text:style-name="P11"><text:span text:style-name="T3">KMGU-2 - 96 AO-2.5RT</text:span><text:span text:style-name="T18"><text:tab/><text:tab/></text:span><text:span text:style-name="T2">Submunition dispenser, frag</text:span></text:p>
        </text:list-item>
        <text:list-item>
          <text:p text:style-name="P7"><text:span text:style-name="T6">KMGU-2 - 96 PTAB-2.5KO</text:span><text:span text:style-name="T19"><text:tab/></text:span><text:span text:style-name="T11">Submunition dispenser, AP</text:span></text:p>
          <text:list>
            <text:list-item>
              <text:p text:style-name="P7"><text:span text:style-name="T11">Drop </text:span><text:span text:style-name="T12">KMGUs </text:span><text:span text:style-name="T11">between 50-150 m</text:span></text:p>
            </text:list-item>
          </text:list>
        </text:list-item>
      </text:list>
      <text:list text:style-name="L2">
        <text:list-item>
          <text:p text:style-name="P12"><text:span text:style-name="T3">RBK-250 - PTAB-2.5M</text:span><text:span text:style-name="T18"><text:tab/><text:tab/></text:span><text:span text:style-name="T2">Cluster bomb, AP</text:span></text:p>
        </text:list-item>
        <text:list-item>
          <text:p text:style-name="P12"><text:span text:style-name="T3">RBK-250-275 - AO-1SCh</text:span><text:span text:style-name="T18"><text:tab/></text:span><text:span text:style-name="T2">Cluster bomb, frag</text:span></text:p>
        </text:list-item>
        <text:list-item>
          <text:p text:style-name="P12"><text:span text:style-name="T3">RBK-5</text:span><text:span text:style-name="T4">0</text:span><text:span text:style-name="T3">0 - PTAB-</text:span><text:span text:style-name="T4">1</text:span><text:span text:style-name="T3">M</text:span><text:span text:style-name="T18"><text:tab/><text:tab/></text:span><text:span text:style-name="T2">Cluster bomb, AP</text:span></text:p>
        </text:list-item>
        <text:list-item>
          <text:p text:style-name="P8"><text:span text:style-name="T3">RBK-500 - PTAB-10-5</text:span><text:span text:style-name="T18"><text:tab/><text:tab/></text:span>Cluster bomb, AP</text:p>
        </text:list-item>
        <text:list-item>
          <text:p text:style-name="P9"><text:span text:style-name="T7">RBK-500U - OAB-2.5RT</text:span><text:span text:style-name="T20"><text:tab/><text:tab/></text:span><text:span text:style-name="T11">Cluster bomb, frag airbursting</text:span></text:p>
          <text:list>
            <text:list-item>
              <text:p text:style-name="P9"><text:span text:style-name="T10">Drop </text:span><text:span text:style-name="T12">RBKs </text:span><text:span text:style-name="T10">at 300 m minimum</text:span></text:p>
            </text:list-item>
          </text:list>
        </text:list-item>
        <text:list-item>
          <text:p text:style-name="P8"><text:span text:style-name="T6">SAB-100</text:span><text:span text:style-name="T19"><text:tab/><text:tab/><text:tab/><text:tab/></text:span><text:span text:style-name="T9">Illumination Bomb, </text:span><text:span text:style-name="T10">d</text:span><text:span text:style-name="T9">rop between 1000-3000 m, </text:span><text:span text:style-name="T10">I</text:span><text:span text:style-name="T9">llumination lasts 1-5 minutes</text:span></text:p>
        </text:list-item>
      </text:list>
      <text:p text:style-name="P2"/>
      <text:p text:style-name="P2">Rockets:</text:p>
      <text:list text:style-name="L3">
        <text:list-item>
          <text:p text:style-name="P13"><text:span text:style-name="T8">S-13 OF</text:span><text:span text:style-name="T22"><text:tab/><text:tab/><text:tab/><text:tab/></text:span><text:span text:style-name="T15">122 mm, </text:span><text:span text:style-name="T16">5 rounds/pod, </text:span><text:span text:style-name="T15">HE </text:span><text:span text:style-name="T16">blast</text:span><text:span text:style-name="T15">/frag warhead, 1.6-3.0 km range</text:span></text:p>
        </text:list-item>
        <text:list-item>
          <text:p text:style-name="P14"><text:span text:style-name="T8">S-8OFP2</text:span><text:span text:style-name="T22"><text:tab/><text:tab/><text:tab/><text:tab/></text:span><text:span text:style-name="T15">80 mm, </text:span><text:span text:style-name="T16">20 rounds/pod</text:span><text:span text:style-name="T15">, 1.3-4.0 km range, </text:span><text:span text:style-name="T16">HE blast/frag warhead</text:span></text:p>
        </text:list-item>
        <text:list-item>
          <text:p text:style-name="P14"><text:span text:style-name="T8">S-8KOM</text:span><text:span text:style-name="T22"><text:tab/><text:tab/><text:tab/><text:tab/></text:span><text:span text:style-name="T15">80 mm, </text:span><text:span text:style-name="T16">20 rounds/pod</text:span><text:span text:style-name="T15">, 1.3-4.0 km range, </text:span><text:span text:style-name="T16">HEAT warhead</text:span></text:p>
        </text:list-item>
        <text:list-item>
          <text:p text:style-name="P14"><text:span text:style-name="T8">S-8TsM</text:span><text:span text:style-name="T22"><text:tab/><text:tab/><text:tab/><text:tab/></text:span><text:span text:style-name="T15">80 mm, </text:span><text:span text:style-name="T16">20 rounds/pod</text:span><text:span text:style-name="T15">, 1.3-4.0 km range, </text:span><text:span text:style-name="T16">S</text:span><text:span text:style-name="T15">moke </text:span><text:span text:style-name="T16">(often banned on servers due to lag issues)</text:span></text:p>
        </text:list-item>
        <text:list-item>
          <text:p text:style-name="P13"><text:span text:style-name="T5">S-25 OFM</text:span><text:span text:style-name="T21"><text:tab/><text:tab/><text:tab/><text:tab/></text:span><text:span text:style-name="T14">340 mm, 190 kg blast/frag warhead, 4 km max range</text:span></text:p>
          <text:list>
            <text:list-item>
              <text:p text:style-name="P15"><text:span text:style-name="T14">Fires one per trigger press, even with the double racks. <text:s/></text:span><text:span text:style-name="T17">Empty tubes cannot be jettisoned.</text:span>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3H48M7S</meta:editing-duration>
    <meta:editing-cycles>59</meta:editing-cycles>
    <meta:generator>LibreOffice/7.5.2.2$Windows_X86_64 LibreOffice_project/53bb9681a964705cf672590721dbc85eb4d0c3a2</meta:generator>
    <dc:date>2024-03-30T21:59:45.423000000</dc:date>
    <meta:document-statistic meta:table-count="1" meta:image-count="0" meta:object-count="0" meta:page-count="1" meta:paragraph-count="30" meta:word-count="222" meta:character-count="1240" meta:non-whitespace-character-count="1035"/>
  </office:meta>
</office:document-meta>
</file>